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utura Std Condensed" fo:font-size="18pt" fo:font-weight="bold" officeooo:rsid="001ab31e" officeooo:paragraph-rsid="001ab31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18pt" fo:font-weight="bold" officeooo:rsid="001ab31e" officeooo:paragraph-rsid="001ab31e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18pt" fo:font-weight="bold" officeooo:rsid="001c964f" officeooo:paragraph-rsid="001c964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83710" officeooo:paragraph-rsid="00183710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83710" officeooo:paragraph-rsid="001ab31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c964f" officeooo:paragraph-rsid="001c964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ab31e" officeooo:paragraph-rsid="001ab31e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utura Std Condensed" fo:font-size="20pt" fo:font-weight="bold" officeooo:rsid="00183710" officeooo:paragraph-rsid="0018371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utura Std Condensed" fo:font-size="20pt" style:text-underline-style="solid" style:text-underline-width="auto" style:text-underline-color="font-color" fo:font-weight="bold" officeooo:rsid="00183710" officeooo:paragraph-rsid="00183710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utura Std Condensed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font-weight="bold" officeooo:rsid="001ab31e" officeooo:paragraph-rsid="001ab31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utura Std Condensed Light" fo:font-size="16pt" fo:font-weight="bold" officeooo:rsid="001ab31e" officeooo:paragraph-rsid="001ab31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utura Std Condensed Light" fo:font-size="16pt" fo:font-weight="bold" officeooo:rsid="00183710" officeooo:paragraph-rsid="001ab31e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8pt" fo:font-weight="bold" officeooo:rsid="001ab31e" officeooo:paragraph-rsid="001ab31e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6pt" fo:font-weight="bold" officeooo:rsid="001ab31e" officeooo:paragraph-rsid="001ab31e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Futura Std Condensed Light1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8pt" fo:font-weight="bold" officeooo:rsid="001c964f" officeooo:paragraph-rsid="001c964f" style:font-size-asian="18pt" style:font-weight-asian="bold" style:font-size-complex="18pt" style:font-weight-complex="bold"/>
    </style:style>
    <style:style style:name="T1" style:family="text">
      <style:text-properties officeooo:rsid="00190b05"/>
    </style:style>
    <style:style style:name="T2" style:family="text">
      <style:text-properties officeooo:rsid="001ab31e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style:font-name="Futura Std Condensed Light" fo:font-size="16pt" style:font-size-asian="14pt" style:font-size-complex="16pt"/>
    </style:style>
    <style:style style:name="T5" style:family="text">
      <style:text-properties officeooo:rsid="001c964f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font-name="Futura Std Condensed Light" fo:font-size="16pt" style:font-size-asian="14pt" style:font-size-complex="16pt"/>
    </style:style>
    <style:style style:name="T8" style:family="text">
      <style:text-properties fo:color="#c9211e" loext:opacity="100%" fo:font-size="16pt" style:font-size-asian="14pt" style:font-size-complex="16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6pt" style:font-size-asian="14pt" style:font-size-complex="16pt"/>
    </style:style>
    <style:style style:name="T11" style:family="text">
      <style:text-properties fo:color="#000000" loext:opacity="100%" fo:font-size="16pt" officeooo:rsid="001c964f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ranslation of everything written somewhere in that game !</text:p>
      <text:p text:style-name="P12"/>
      <text:p text:style-name="P12"/>
      <text:p text:style-name="P10">Title</text:p>
      <text:p text:style-name="P7"><text:span text:style-name="T4"/></text:p>
      <text:p text:style-name="P22"><text:span text:style-name="T4">House Fight !</text:span></text:p>
      <text:p text:style-name="P21">Is this the time you come home?</text:p>
      <text:p text:style-name="P1"/>
      <text:p text:style-name="P1"/>
      <text:p text:style-name="P1"/>
      <text:p text:style-name="P8">Character Data Sheets</text:p>
      <text:p text:style-name="P2"/>
      <text:p text:style-name="P14">Him :</text:p>
      <text:p text:style-name="P2"/>
      <text:p text:style-name="P2"><text:tab/><text:span text:style-name="T6">Distinguishing Features:</text:span></text:p>
      <text:p text:style-name="P20"><text:tab/>Told his boss to fuck off after he thought he won the lottery.</text:p>
      <text:p text:style-name="P20"><text:tab/>Burns up his days at the bar where his bill is growing day after day...</text:p>
      <text:p text:style-name="P20"><text:tab/>Regularly comes home in his underwear!</text:p>
      <text:p text:style-name="P20"><text:tab/></text:p>
      <text:p text:style-name="P20"><text:tab/>Stamp : Refunded - <text:s/>National Health Care</text:p>
      <text:p text:style-name="P2"/>
      <text:p text:style-name="P2"><text:tab/><text:span text:style-name="T6">Name : « Ballsy »</text:span></text:p>
      <text:p text:style-name="P2"><text:tab/><text:span text:style-name="T6">Size :</text:span> I cannot translate that (« Crayon » means « Pencil » and a « Taille-crayon » is a « Pencil sharpener »)</text:p>
      <text:p text:style-name="P2"><text:tab/><text:span text:style-name="T6">Wheight : Heavier</text:span></text:p>
      <text:p text:style-name="P2"/>
      <text:p text:style-name="P14">Her :</text:p>
      <text:p text:style-name="P2"/>
      <text:p text:style-name="P2"><text:tab/><text:span text:style-name="T6">Distinguishing Features:</text:span></text:p>
      <text:p text:style-name="P20"><text:tab/>Regrets today having said yes as suggested by her mother.</text:p>
      <text:p text:style-name="P20"><text:tab/>Bakes pies to keep busy and throws them away so he doesn't get fat.</text:p>
      <text:p text:style-name="P20"><text:tab/>Smokes like a firefighter and spits out of the mouth.</text:p>
      <text:p text:style-name="P2"/>
      <text:p text:style-name="P2"><text:tab/>Stamp : <text:span text:style-name="T6">Refunded - <text:s/>National Health Care</text:span></text:p>
      <text:p text:style-name="P2"/>
      <text:p text:style-name="P2"><text:tab/><text:span text:style-name="T6">Name : «Pussy» </text:span>(in French a « moule » is a « mussel »… Yes, that’s a gross comparison)</text:p>
      <text:p text:style-name="P2"><text:soft-page-break/><text:tab/><text:span text:style-name="T6">Size : Indiscreet</text:span></text:p>
      <text:p text:style-name="P20"><text:tab/>Wheight : <text:span text:style-name="T1">Very Indiscreet</text:span></text:p>
      <text:p text:style-name="P2"/>
      <text:p text:style-name="P2"/>
      <text:p text:style-name="P9">Character <text:span text:style-name="T2">Selection</text:span></text:p>
      <text:p text:style-name="P17"/>
      <text:p text:style-name="P15"><text:tab/><text:span text:style-name="T6">Choose a sucker !</text:span></text:p>
      <text:p text:style-name="P15"/>
      <text:p text:style-name="P15"/>
      <text:p text:style-name="P11">Credits</text:p>
      <text:p text:style-name="P16"/>
      <text:p text:style-name="P15"><text:tab/><text:span text:style-name="T6">Un silly game by :</text:span></text:p>
      <text:p text:style-name="P19"><text:tab/>Ferdi (pixels) &amp; Kellin (dev’)</text:p>
      <text:p text:style-name="P19"><text:tab/>Bernard for the music and fxs,</text:p>
      <text:p text:style-name="P19"><text:tab/>And of course voices of :</text:p>
      <text:p text:style-name="P19"><text:tab/>Bertrand, Matthias, Bérengère and Driss<text:span text:style-name="T9"> (not sure if they will be available...)</text:span></text:p>
      <text:p text:style-name="P19"><text:tab/>That’s said !</text:p>
      <text:p text:style-name="P15"/>
      <text:p text:style-name="P15"/>
      <text:p text:style-name="P11">Fight !</text:p>
      <text:p text:style-name="P15"/>
      <text:p text:style-name="P15"><text:tab/><text:span text:style-name="T6">Open the dance !</text:span> It means « fight ! » (Amazing, isn’t it?)</text:p>
      <text:p text:style-name="P15"/>
      <text:p text:style-name="P15"/>
      <text:p text:style-name="P11">K.O. !</text:p>
      <text:p text:style-name="P6"><text:span text:style-name="T3"/></text:p>
      <text:p text:style-name="P18"><text:span text:style-name="T3"><text:tab/></text:span><text:span text:style-name="T8">Go put your clothes on, moron!</text:span><text:span text:style-name="T10"> </text:span><text:span text:style-name="T11">(we probably need one for each player not one for both)</text:span></text:p>
      <text:p text:style-name="P18"><text:span text:style-name="T3"/></text:p>
      <text:p text:style-name="P18"><text:span text:style-name="T3"/></text:p>
      <text:p text:style-name="P11">Win (that’s him, the Couillu) !</text:p>
      <text:p text:style-name="P6"><text:span text:style-name="T3"/></text:p>
      <text:p text:style-name="P5"><text:span text:style-name="T3"><text:tab/></text:span><text:span text:style-name="T7">I'm warning you, one more pie and I'll throw up right away!</text:span></text:p>
      <text:p text:style-name="P5"><text:span text:style-name="T4"/></text:p>
      <text:p text:style-name="P5"><text:span text:style-name="T4"/></text:p>
      <text:p text:style-name="P11">Win (that’s <text:span text:style-name="T5">her</text:span>, the <text:span text:style-name="T5">Moulue</text:span>) !</text:p>
      <text:p text:style-name="P6"><text:span text:style-name="T4"/></text:p>
      <text:p text:style-name="P5"><text:span text:style-name="T4"><text:tab/></text:span><text:span text:style-name="T7">Call your lawyer and pick up your underwear: tonight you go home to your mother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4:22:10.423000000</meta:creation-date>
    <dc:date>2022-03-25T20:58:37.465000000</dc:date>
    <meta:editing-duration>PT9M30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41" meta:word-count="288" meta:character-count="1509" meta:non-whitespace-character-count="1231"/>
  </office:meta>
</office:document-meta>
</file>